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0b7e"/>
    </style:style>
    <style:style style:name="P2" style:family="paragraph" style:parent-style-name="Standard">
      <style:text-properties officeooo:paragraph-rsid="001f5428"/>
    </style:style>
    <style:style style:name="P3" style:family="paragraph" style:parent-style-name="Standard">
      <style:text-properties officeooo:paragraph-rsid="00248ac3"/>
    </style:style>
    <style:style style:name="P4" style:family="paragraph" style:parent-style-name="Standard">
      <style:text-properties officeooo:paragraph-rsid="001e0b7e"/>
    </style:style>
    <style:style style:name="P5" style:family="paragraph" style:parent-style-name="Standard">
      <style:text-properties officeooo:rsid="00248ac3" officeooo:paragraph-rsid="00248ac3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8ac3" style:font-weight-asian="bold" style:font-weight-complex="bold"/>
    </style:style>
    <style:style style:name="T4" style:family="text">
      <style:text-properties fo:font-weight="bold" officeooo:rsid="00248ac3"/>
    </style:style>
    <style:style style:name="T5" style:family="text">
      <style:text-properties officeooo:rsid="001e4657"/>
    </style:style>
    <style:style style:name="T6" style:family="text">
      <style:text-properties officeooo:rsid="001f5428"/>
    </style:style>
    <style:style style:name="T7" style:family="text">
      <style:text-properties officeooo:rsid="0020d1a9"/>
    </style:style>
    <style:style style:name="T8" style:family="text">
      <style:text-properties officeooo:rsid="0022c64e"/>
    </style:style>
    <style:style style:name="T9" style:family="text">
      <style:text-properties officeooo:rsid="00248a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mpulsando os autos, verificou-se que <text:span text:style-name="T5">foi declara a pretensão da prescrição executória da pena privativa de liberdade aplicada a EDMILSON SOLON DA SILVA,</text:span> na decisão d<text:span text:style-name="T5">e fl. 234,</text:span> de forma equivocada, pois baseou-se <text:span text:style-name="T5">em uma suposta pena unificada de 19 (dezenove) anos e 06 (seis) meses de reclusão</text:span>.</text:p>
      <text:p text:style-name="P1">Adiante, <text:span text:style-name="T5">foi certificada a ocorrência de tal equívoco e elencados os processos que compõem a presente execução penal (fl. 235)</text:span>.</text:p>
      <text:p text:style-name="P1">Relatados.</text:p>
      <text:p text:style-name="P1">De logo, chamo o feito à boa ordem processual para tornar sem qualquer efeito jurídico-processual a <text:span text:style-name="T6">sentença</text:span> proferida n<text:span text:style-name="T6">a fl. 234</text:span>, comando decisório que <text:span text:style-name="T6">declarou prescrita a pretensão executória da pena privativa de liberdade remanescente nos presentes autos</text:span>.</text:p>
      <text:p text:style-name="P2">Enfim, trata-se de pena aplicada a <text:span text:style-name="T5">EDMILSON SOLON DA SILVA</text:span>, de <text:span text:style-name="T6">05 </text:span>(<text:span text:style-name="T6">cinco</text:span>) anos <text:span text:style-name="T6">e 06 (seis) meses</text:span> de reclusão, <text:span text:style-name="T8">por delito de furto,</text:span> em regime fechado, sendo recebida nova<text:span text:style-name="T7">s</text:span> guia<text:span text:style-name="T7">s</text:span> de recolhimento, <text:span text:style-name="T7">quais sejam: apenso 1,</text:span> tratando de condenação a <text:span text:style-name="T7">06</text:span> (<text:span text:style-name="T7">seis</text:span>) meses de <text:span text:style-name="T7">detenç</text:span>ão, <text:span text:style-name="T8">por delito capitulado no art. 16 da Lei 6.368/76, </text:span>em regime <text:span text:style-name="T7">aberto</text:span>, na ação penal de nº <text:span text:style-name="T7">0001323-31.1988.8.20.0001, de origem na </text:span>4ª Vara Criminal de Natal; <text:span text:style-name="T7">apenso 2, tratando de condenação a 04 (quatro) anos de reclusão, em regime aberto, na ação penal nº 0012651-69.1999.8.20.0001, oriundo da 2ª Vara Criminal da Comarca de Natal; apenso 3, ação penal nº 0014059-95.1999.8.20.0001, tratando de condenação a 03 (três) anos de reclusão, em regime fechado, de origem na 9ª Vara Criminal da Comarca de Natal; apenso 4, tratando de condenação a 04 (quatro) anos e 06 (seis) meses, em regime fechado, na ação penal nº 0000474-39.2000.8.20.0001, origem na 9ª Vara Criminal de Natal; e apenso 5, tratando de condenação a 02 (dois) anos de reclusão, em regime fechado, na ação penal nº 0001665-22.2000.8.20.0001, de origem na 9ª Vara Criminal da Comarca de Natal.</text:span></text:p>
      <text:p text:style-name="P1">Trata-se, na espécie, de concurso material de delitos, não se podendo ter os crimes como continuação entre si, impondo-se a soma das penas.</text:p>
      <text:p text:style-name="P1">Por oportuno, anoto que a data-base para futuros benefícios deve ser a da última prisão ou falta grave.</text:p>
      <text:p text:style-name="P3">Isto posto, torno sem qualquer jurídico-processual a <text:span text:style-name="T9">sentença</text:span> proferida <text:span text:style-name="T9">à </text:span><text:span text:style-name="T3">fl. 234</text:span><text:span text:style-name="T1">, anulando-a, e unifico em </text:span><text:span text:style-name="T4">19</text:span><text:span text:style-name="T1"> (</text:span><text:span text:style-name="T4">dezenove</text:span><text:span text:style-name="T1">) anos </text:span><text:span text:style-name="T4">de reclusão e 06 (seis)</text:span><text:span text:style-name="T1"> meses</text:span><text:span text:style-name="T2"> </text:span><text:span text:style-name="T3">de detenção</text:span> a pena privativa de liberdade em execução nestes autos, a ser cumprida em <text:span text:style-name="T1">regime fechado </text:span>face ao saldo de pena e <text:span text:style-name="T9">ao</text:span> determinado em sentenças condenatórias.</text:p>
      <text:p text:style-name="P1">P.R.I. Comunique-se ao estabelecimento prisional e expeça-se a competente Guia de Execução Penal unificadora.</text:p>
      <text:p text:style-name="P5">Após, retornem-me conclusos para análise de possível prescrição da pretensão executó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1:26:01.539000000</meta:creation-date>
    <dc:date>2019-11-14T11:01:29.626000000</dc:date>
    <meta:editing-duration>PT3M31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0" meta:word-count="412" meta:character-count="2580" meta:non-whitespace-character-count="2178"/>
  </office:meta>
</office:document-meta>
</file>